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_1061__1086__1088__1086__1096__1080__1081_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60625cm"/>
    </style:style>
    <style:style style:name="ro1" style:family="table-row">
      <style:table-row-properties style:row-height="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number-columns-spanned="2" table:number-rows-spanned="1" table:style-name="ce3">
            <text:p>ID процесса (ов) A</text:p>
          </table:table-cell>
          <table:covered-table-cell/>
          <table:table-cell office:value-type="string" table:style-name="ce2">
            <text:p>Время окончания процесса</text:p>
          </table:table-cell>
          <table:table-cell table:number-columns-repeated="16379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formula="of:=MAX(VLOOKUP([.C3];[.A:.E];5;0);VLOOKUP([.D3];[.A:.E];5;0))+[.B3]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formula="of:=MAX(VLOOKUP([.C4];[.A:.E];5;0);VLOOKUP([.D4];[.A:.E];5;0))+[.B4]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" table:formula="of:=MAX(VLOOKUP([.C5];[.A:.E];5;0);VLOOKUP([.D5];[.A:.E];5;0))+[.B5]" table:style-name="ce1">
            <text:p>12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" table:formula="of:=MAX(VLOOKUP([.C6];[.A:.E];5;0);VLOOKUP([.D6];[.A:.E];5;0))+[.B6]" table:style-name="ce1">
            <text:p>20</text:p>
          </table:table-cell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3" table:formula="of:=MAX(VLOOKUP([.C7];[.A:.E];5;0);VLOOKUP([.D7];[.A:.E];5;0))+[.B7]" table:style-name="ce1">
            <text:p>23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" table:formula="of:=MAX(VLOOKUP([.C8];[.A:.E];5;0);VLOOKUP([.D8];[.A:.E];5;0))+[.B8]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5" table:formula="of:=MAX(VLOOKUP([.C9];[.A:.E];5;0);VLOOKUP([.D9];[.A:.E];5;0))+[.B9]" table:style-name="ce1">
            <text:p>15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" table:formula="of:=MAX(VLOOKUP([.C10];[.A:.E];5;0);VLOOKUP([.D10];[.A:.E];5;0))+[.B10]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5" table:formula="of:=MAX(VLOOKUP([.C11];[.A:.E];5;0);VLOOKUP([.D11];[.A:.E];5;0))+[.B11]" table:style-name="ce4">
            <text:p>25</text:p>
          </table:table-cell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9" table:formula="of:=MAX(VLOOKUP([.C12];[.A:.E];5;0);VLOOKUP([.D12];[.A:.E];5;0))+[.B12]" table:style-name="ce1">
            <text:p>19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formula="of:=MAX(VLOOKUP([.C13];[.A:.E];5;0);VLOOKUP([.D13];[.A:.E];5;0))+[.B13]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4" table:formula="of:=MAX(VLOOKUP([.C14];[.A:.E];5;0);VLOOKUP([.D14];[.A:.E];5;0))+[.B14]" table:style-name="ce1">
            <text:p>24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formula="of:=MAX(VLOOKUP([.C15];[.A:.E];5;0);VLOOKUP([.D15];[.A:.E];5;0))+[.B15]" table:style-name="ce1">
            <text:p>8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1" table:formula="of:=MAX(VLOOKUP([.C16];[.A:.E];5;0);VLOOKUP([.D16];[.A:.E];5;0))+[.B16]" table:style-name="ce1">
            <text:p>21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4" table:formula="of:=MAX(VLOOKUP([.C17];[.A:.E];5;0);VLOOKUP([.D17];[.A:.E];5;0))+[.B17]" table:style-name="ce1">
            <text:p>24</text:p>
          </table:table-cell>
          <table:table-cell table:number-columns-repeated="16379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61__1086__1088__1086__1096__1080__1081_" style:display-name="Хороший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Георгий</meta:initial-creator>
    <dc:creator>aboev</dc:creator>
    <meta:creation-date>2022-09-24T20:01:19Z</meta:creation-date>
    <dc:date>2026-01-26T14:23:24Z</dc:date>
  </office:meta>
</office:document-meta>
</file>